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Verdan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000000" style:font-name="Helvetica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fo:orphans="2" fo:widows="2" fo:text-indent="0in" style:auto-text-indent="false"/>
    </style:style>
    <style:style style:name="T1" style:family="text">
      <style:text-properties fo:font-variant="normal" fo:text-transform="none" fo:color="#000000" style:font-name="Helvetica" fo:font-size="12pt" fo:letter-spacing="normal" fo:font-style="normal"/>
    </style:style>
    <style:style style:name="T2" style:family="text">
      <style:text-properties fo:font-variant="normal" fo:text-transform="none" fo:color="#000000" style:font-name="Helvetica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ider a hash table of size N, numbered 0 to N-1. Write a program to insert integers into this hast table based on the hashing algorithm mentioned below.<text:line-break/><text:line-break/>i - the integer to be inserted into the hast table.<text:line-break/>j - the index location for insertion of the integer, i, computed as j = i mod N. If this, j-th location is empty then put the element at this position else compute again for the next location as follows:<text:line-break/><text:line-break/>(a) Remove the right most digit of i. Using the new value of i, recompute j = i mod N. If the digit removed was odd, then move j locations forward from the current location else move j locations backward from the current location (assume 0 as even). Note that this move will wrap around both the edges of the table.<text:line-break/><text:line-break/>(b) Keep repeating step (a) till a free location is found or all the digits of i are exhaused. When i comes to only one digit, and its last remaining digit is removed, consider the number remaining is zero - therefore, this will lead to a zero-step move.<text:line-break/><text:line-break/>(c) If all the digits of i have been removed/exhaused and yet a free location is not found, then start moving in the direction corresponding (odd or even) to the last digit removed. Keep moving till you detect a free location.<text:line-break/><text:line-break/>Assume that the number of integers inserted is not more than the table size.</text:p>
      <text:p text:style-name="P2"><text:span text:style-name="Strong_20_Emphasis"><text:span text:style-name="T2">Note</text:span></text:span><text:span text:style-name="T2">: Usage of C++ libraries is not permitted except those for input and output.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Strong_20_Emphasis"><text:span text:style-name="T1">Input 1:</text:span></text:span><text:span text:style-name="T2"><text:line-break/>7<text:line-break/>38 52 145 16 179 4 -1<text:line-break/><text:line-break/></text:span><text:span text:style-name="Strong_20_Emphasis"><text:span text:style-name="T1">Output 1:</text:span></text:span><text:span text:style-name="T2"><text:line-break/>3<text:line-break/>3 5<text:line-break/>5 5 4<text:line-break/>2<text:line-break/>4 0<text:line-break/>4 4 3 2 1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Verdan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S</meta:editing-duration>
    <meta:editing-cycles>3</meta:editing-cycles>
    <meta:generator>OpenOffice/4.1.6$Win32 OpenOffice.org_project/416m1$Build-9790</meta:generator>
    <dc:date>2019-09-27T17:00:29.41</dc:date>
    <meta:document-statistic meta:table-count="0" meta:image-count="0" meta:object-count="0" meta:page-count="1" meta:paragraph-count="3" meta:word-count="283" meta:character-count="1443"/>
    <dc:creator>user 56456</dc:creator>
    <meta:user-defined meta:name="Info 1"/>
    <meta:user-defined meta:name="Info 2"/>
    <meta:user-defined meta:name="Info 3"/>
    <meta:user-defined meta:name="Info 4"/>
  </office:meta>
</office:document-meta>
</file>